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pt" fo:language="fr" fo:country="FR" officeooo:rsid="000b0b4f" officeooo:paragraph-rsid="000cfd8d"/>
    </style:style>
    <style:style style:name="P2" style:family="paragraph" style:parent-style-name="Preformatted_20_Text">
      <style:paragraph-properties fo:text-align="justify" style:justify-single-word="false"/>
      <style:text-properties fo:font-size="10pt" fo:language="fr" fo:country="FR" officeooo:rsid="00097134" officeooo:paragraph-rsid="00097134"/>
    </style:style>
    <style:style style:name="P3" style:family="paragraph" style:parent-style-name="Preformatted_20_Text">
      <style:paragraph-properties fo:text-align="justify" style:justify-single-word="false"/>
      <style:text-properties fo:font-size="10pt" fo:language="fr" fo:country="FR" officeooo:rsid="000b0b4f" officeooo:paragraph-rsid="000b0b4f"/>
    </style:style>
    <style:style style:name="P4" style:family="paragraph" style:parent-style-name="Preformatted_20_Text">
      <style:paragraph-properties fo:text-align="justify" style:justify-single-word="false"/>
      <style:text-properties fo:font-size="10pt" fo:language="fr" fo:country="FR" officeooo:rsid="000b0b4f" officeooo:paragraph-rsid="000cfd8d"/>
    </style:style>
    <style:style style:name="P5" style:family="paragraph" style:parent-style-name="Preformatted_20_Text">
      <style:paragraph-properties fo:text-align="justify" style:justify-single-word="false"/>
      <style:text-properties fo:font-size="10pt" fo:language="fr" fo:country="FR" officeooo:rsid="000deb5d" officeooo:paragraph-rsid="000deb5d"/>
    </style:style>
    <style:style style:name="P6" style:family="paragraph" style:parent-style-name="Preformatted_20_Text">
      <style:paragraph-properties fo:text-align="justify" style:justify-single-word="false"/>
      <style:text-properties fo:font-size="10pt" fo:language="fr" fo:country="FR" officeooo:rsid="000f50d1" officeooo:paragraph-rsid="000f50d1"/>
    </style:style>
    <style:style style:name="P7" style:family="paragraph" style:parent-style-name="Preformatted_20_Text">
      <style:paragraph-properties fo:text-align="justify" style:justify-single-word="false"/>
      <style:text-properties fo:font-size="10pt" fo:language="fr" fo:country="FR" officeooo:rsid="00109a73" officeooo:paragraph-rsid="00109a73"/>
    </style:style>
    <style:style style:name="P8" style:family="paragraph" style:parent-style-name="Preformatted_20_Text">
      <style:paragraph-properties fo:text-align="justify" style:justify-single-word="false"/>
      <style:text-properties fo:font-size="10pt" fo:language="fr" fo:country="FR" officeooo:rsid="001a598b" officeooo:paragraph-rsid="001a598b"/>
    </style:style>
    <style:style style:name="P9" style:family="paragraph" style:parent-style-name="Preformatted_20_Text">
      <style:paragraph-properties fo:text-align="justify" style:justify-single-word="false"/>
      <style:text-properties fo:font-size="10pt" officeooo:rsid="00097134" officeooo:paragraph-rsid="00097134"/>
    </style:style>
    <style:style style:name="P10" style:family="paragraph" style:parent-style-name="Preformatted_20_Text">
      <style:paragraph-properties fo:text-align="justify" style:justify-single-word="false"/>
    </style:style>
    <style:style style:name="T1" style:family="text">
      <style:text-properties officeooo:rsid="000b0b4f"/>
    </style:style>
    <style:style style:name="T2" style:family="text">
      <style:text-properties officeooo:rsid="000c0694"/>
    </style:style>
    <style:style style:name="T3" style:family="text">
      <style:text-properties officeooo:rsid="000cfd8d"/>
    </style:style>
    <style:style style:name="T4" style:family="text">
      <style:text-properties fo:font-size="10pt" fo:language="fr" fo:country="FR" officeooo:rsid="000b0b4f"/>
    </style:style>
    <style:style style:name="T5" style:family="text">
      <style:text-properties fo:font-size="10pt" fo:language="fr" fo:country="FR" officeooo:rsid="000c0694"/>
    </style:style>
    <style:style style:name="T6" style:family="text">
      <style:text-properties officeooo:rsid="000f50d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50d1" style:font-weight-asian="bold" style:font-weight-complex="bold"/>
    </style:style>
    <style:style style:name="T9" style:family="text">
      <style:text-properties fo:font-weight="bold" officeooo:rsid="001a598b" style:font-weight-asian="bold" style:font-weight-complex="bold"/>
    </style:style>
    <style:style style:name="T10" style:family="text">
      <style:text-properties officeooo:rsid="001034a2"/>
    </style:style>
    <style:style style:name="T11" style:family="text">
      <style:text-properties officeooo:rsid="00121643"/>
    </style:style>
    <style:style style:name="T12" style:family="text">
      <style:text-properties officeooo:rsid="00154dad"/>
    </style:style>
    <style:style style:name="T13" style:family="text">
      <style:text-properties officeooo:rsid="001a5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Obtenir une liste des dispositif wifi</text:p>
      <text:p text:style-name="P9">- <text:span text:style-name="T7">iw dev</text:span></text:p>
      <text:p text:style-name="P2"/>
      <text:p text:style-name="P2"/>
      <text:p text:style-name="P2">2. Chaque dispositif scanne les points d'accès qui sont visibles <text:span text:style-name="T12">à</text:span> eux.</text:p>
      <text:p text:style-name="P2">- <text:span text:style-name="T9">time sudo </text:span><text:span text:style-name="T7">iw &lt;dev&gt; scan</text:span></text:p>
      <text:p text:style-name="P8">Mesurer le temps écoulé en parsant la sortie de la commande.</text:p>
      <text:p text:style-name="P2"/>
      <text:p text:style-name="P2"/>
      <text:p text:style-name="P2">3. Comparer les points d'accès obtenus avec ceux qui sont stockés dans la base de données. <text:span text:style-name="T1">Un format (json) proposé :</text:span></text:p>
      <text:p text:style-name="P3">networks = [</text:p>
      <text:p text:style-name="P3"><text:tab/>{</text:p>
      <text:p text:style-name="P3"><text:tab/><text:tab/>'ssid' : 'ssid1',<text:tab/><text:tab/></text:p>
      <text:p text:style-name="P3"><text:tab/><text:tab/>'aps' : [</text:p>
      <text:p text:style-name="P3"><text:tab/><text:tab/><text:tab/>{</text:p>
      <text:p text:style-name="P3"><text:tab/><text:tab/><text:tab/><text:tab/>'id' : '00:af:44:12:66:00',</text:p>
      <text:p text:style-name="P3"><text:tab/><text:tab/><text:tab/><text:tab/>'signal' : -80,</text:p>
      <text:p text:style-name="P3"><text:tab/><text:tab/><text:tab/>},</text:p>
      <text:p text:style-name="P3"><text:tab/><text:tab/><text:tab/>{</text:p>
      <text:p text:style-name="P3"><text:tab/><text:tab/><text:tab/><text:tab/>'id' : '00:af:44:12:68:01',</text:p>
      <text:p text:style-name="P3"><text:tab/><text:tab/><text:tab/><text:tab/>'signal' : -90</text:p>
      <text:p text:style-name="P3"><text:tab/><text:tab/><text:tab/>},</text:p>
      <text:p text:style-name="P3"><text:tab/><text:tab/><text:tab/>...</text:p>
      <text:p text:style-name="P3"><text:tab/><text:tab/>],</text:p>
      <text:p text:style-name="P10"><text:span text:style-name="T4"><text:tab/><text:tab/></text:span><text:span text:style-name="T5">'encryption' : 'CCMP',</text:span></text:p>
      <text:p text:style-name="P3"><text:tab/><text:tab/><text:span text:style-name="T3">'login-info': {</text:span></text:p>
      <text:p text:style-name="P4"><text:tab/><text:tab/><text:tab/><text:span text:style-name="T3">'login' : 'someone',</text:span></text:p>
      <text:p text:style-name="P4"><text:tab/><text:tab/><text:tab/><text:span text:style-name="T3">'password' : 'something'</text:span></text:p>
      <text:p text:style-name="P4"><text:span text:style-name="T3"><text:tab/><text:tab/>}</text:span></text:p>
      <text:p text:style-name="P3"><text:tab/><text:tab/></text:p>
      <text:p text:style-name="P3"><text:tab/>},</text:p>
      <text:p text:style-name="P1"><text:tab/>{</text:p>
      <text:p text:style-name="P4"><text:tab/><text:tab/>'ssid' : 'ssid<text:span text:style-name="T3">2</text:span>',</text:p>
      <text:p text:style-name="P4"><text:tab/><text:tab/>'aps' : [</text:p>
      <text:p text:style-name="P4"><text:tab/><text:tab/><text:tab/>{</text:p>
      <text:p text:style-name="P4"><text:tab/><text:tab/><text:tab/><text:tab/>'id' : '00:af:44:12:66:00',</text:p>
      <text:p text:style-name="P4"><text:tab/><text:tab/><text:tab/><text:tab/>'signal' : -80,</text:p>
      <text:p text:style-name="P4"><text:tab/><text:tab/><text:tab/>}</text:p>
      <text:p text:style-name="P4"><text:tab/><text:tab/>],</text:p>
      <text:p text:style-name="P4"><text:tab/><text:tab/><text:span text:style-name="T2">'encryption' : 'none'</text:span></text:p>
      <text:p text:style-name="P4"><text:tab/>},</text:p>
      <text:p text:style-name="P4"><text:tab/>...</text:p>
      <text:p text:style-name="P3">]</text:p>
      <text:p text:style-name="P2"/>
      <text:p text:style-name="P5">4. Chaque dispositif choisit parmi les points d'accès <text:span text:style-name="T8">connus et visibles</text:span> un à se connecter. Les critère<text:span text:style-name="T6">s</text:span> de choisir sont :</text:p>
      <text:p text:style-name="P5">- <text:span text:style-name="T6">débit (non disponible pour le premier temps, à mesurer et sauvegarder quand on se connecte)</text:span></text:p>
      <text:p text:style-name="P6">- puissance du signal</text:p>
      <text:p text:style-name="P6"/>
      <text:p text:style-name="P6"><text:span text:style-name="T10">Supposons qu'on a au moins deux interfaces wifi et une au 3/4G. Une configuration fiable comportera deux connexions. Au cas où on ne peut pas se connecter avec wifi (pas de signal, réseaux inconnus...), le 3/4G sera utilisé.</text:span></text:p>
      <text:p text:style-name="P6"/>
      <text:p text:style-name="P7">6. <text:span text:style-name="T11">Mesure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7:00:28.252806899</dc:date>
    <meta:generator>LibreOffice/4.2.8.2$Linux_X86_64 LibreOffice_project/420m0$Build-2</meta:generator>
    <meta:editing-duration>PT7H2M45S</meta:editing-duration>
    <meta:editing-cycles>7</meta:editing-cycles>
    <meta:document-statistic meta:table-count="0" meta:image-count="0" meta:object-count="0" meta:page-count="1" meta:paragraph-count="44" meta:word-count="204" meta:character-count="1189" meta:non-whitespace-character-count="947"/>
  </office:meta>
</office:document-meta>
</file>